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33c9"/>
    </style:style>
    <style:style style:name="T1" style:family="text">
      <style:text-properties officeooo:rsid="001233c9"/>
    </style:style>
    <style:style style:name="T2" style:family="text">
      <style:text-properties officeooo:rsid="001399a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Eu trabalho na área de TI <text:s/>e tenho experiência com o mercado financeiro e marketplace. Esses são exemplos de dois mercados que eu quero trabalhar com projetos próprios </text:span><text:span text:style-name="T2">em ciência de dados</text:span><text:span text:style-name="T1">. Já encontrei diversas API’s e sites que são de relevante interesse. Agora é aprender como manipular estes dados e realizar os estudos para trazer possíveis predições que possam gerar valor as pessoa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4T21:28:10.332720784</meta:creation-date>
    <dc:date>2022-05-04T21:34:49.424626822</dc:date>
    <meta:editing-duration>PT6M3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64" meta:character-count="391" meta:non-whitespace-character-count="325"/>
  </office:meta>
</office:document-meta>
</file>